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676" officeooo:paragraph-rsid="00136676"/>
    </style:style>
    <style:style style:name="P2" style:family="paragraph" style:parent-style-name="Standard">
      <style:text-properties fo:font-weight="bold" officeooo:rsid="00136676" officeooo:paragraph-rsid="00136676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36676" officeooo:paragraph-rsid="0013667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Collezionista</text:span>(<text:span text:style-name="T1">ID</text:span><text:span text:style-name="T2">, email, nickname)</text:span></text:p>
      <text:p text:style-name="P1"><text:span text:style-name="T10">Collezione</text:span>(<text:span text:style-name="T1">ID</text:span><text:span text:style-name="T2">, ID_Collezionista, nome, visibilità)</text:span></text:p>
      <text:p text:style-name="P1"><text:span text:style-name="T10">Condivisa</text:span>(<text:span text:style-name="T4">ID_Collezionista</text:span><text:span text:style-name="T6">, </text:span><text:span text:style-name="T4">ID_Collezione</text:span><text:span text:style-name="T6">)</text:span></text:p>
      <text:p text:style-name="P2"><text:span text:style-name="T6">Autore</text:span><text:span text:style-name="T8">(</text:span><text:span text:style-name="T5">ID</text:span><text:span text:style-name="T8">, nome, tipo)</text:span></text:p>
      <text:p text:style-name="P1"><text:span text:style-name="T7">Disco</text:span><text:span text:style-name="T8">(</text:span><text:span text:style-name="T5">ID</text:span><text:span text:style-name="T8">, ID_Autore, titolo, genere, barcode, copertina)</text:span></text:p>
      <text:p text:style-name="P2"><text:span text:style-name="T6">Catalogo</text:span><text:span text:style-name="T8">(</text:span><text:span text:style-name="T5">ID_Collezione</text:span><text:span text:style-name="T8">, </text:span><text:span text:style-name="T5">ID_Disco</text:span><text:span text:style-name="T8">, quantità)</text:span></text:p>
      <text:p text:style-name="P2"><text:span text:style-name="T6">Immagine</text:span><text:span text:style-name="T8">(</text:span><text:span text:style-name="T5">ID</text:span><text:span text:style-name="T8">, ID_Disco, etichetta)</text:span></text:p>
      <text:p text:style-name="P3"><text:span text:style-name="T3">Info_Disco</text:span><text:span text:style-name="T9">(</text:span><text:span text:style-name="T5">ID</text:span><text:span text:style-name="T9">, ID_Disco, casaEditrice, anno, formato, stato)</text:span></text:p>
      <text:p text:style-name="P3"><text:span text:style-name="T3">Traccia</text:span><text:span text:style-name="T9">(</text:span><text:span text:style-name="T5">ID</text:span><text:span text:style-name="T9">, ID_Disco, titolo, durata)</text:span></text:p>
      <text:p text:style-name="P3"><text:span text:style-name="T3">Contribuisce</text:span><text:span text:style-name="T9">(</text:span><text:span text:style-name="T5">ID_Artista</text:span><text:span text:style-name="T9">, </text:span><text:span text:style-name="T5">ID_Traccia</text:span><text:span text:style-name="T9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39:38.242650474</meta:creation-date>
    <dc:date>2023-05-20T19:53:55.958662681</dc:date>
    <meta:editing-duration>PT14M18S</meta:editing-duration>
    <meta:editing-cycles>1</meta:editing-cycles>
    <meta:generator>LibreOffice/7.5.3.2$Linux_X86_64 LibreOffice_project/50$Build-2</meta:generator>
    <meta:document-statistic meta:table-count="0" meta:image-count="0" meta:object-count="0" meta:page-count="1" meta:paragraph-count="10" meta:word-count="36" meta:character-count="413" meta:non-whitespace-character-count="387"/>
  </office:meta>
</office:document-meta>
</file>